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2. Pick-and-Place z rozpoznawaniem obiektów (TensorFlow)</text:p>
      <text:p text:style-name="Standard">**Trudność:** ⭐⭐⭐ | **Trafność:** 🎯🎯🎯</text:p>
      <text:p text:style-name="Standard"/>
      <text:p text:style-name="Standard">**Technologie:**</text:p>
      <text:p text:style-name="Standard">- ROS 2</text:p>
      <text:p text:style-name="Standard">- Gazebo</text:p>
      <text:p text:style-name="Standard">- MoveIt 2</text:p>
      <text:p text:style-name="Standard">- OpenCV</text:p>
      <text:p text:style-name="Standard">- TensorFlow (YOLO/EfficientDet)</text:p>
      <text:p text:style-name="Standard"/>
      <text:p text:style-name="Standard">**Opis:**</text:p>
      <text:p text:style-name="Standard">Manipulator wykrywa obiekty na taśmie, klasyfikuje (śruba/nakrętka/wspornik) i sortuje do pojemników.</text:p>
      <text:p text:style-name="Standard"/>
      <text:p text:style-name="Standard">**Czego się nauczysz:**</text:p>
      <text:p text:style-name="Standard">- Pipeline: perception → planning → execution</text:p>
      <text:p text:style-name="Standard">- Calibracja kamera-robot (hand-eye calibration)</text:p>
      <text:p text:style-name="Standard">- Grasp pose estimation</text:p>
      <text:p text:style-name="Standard">- MoveIt 2 Motion Planning (RRT, OMPL)</text:p>
      <text:p text:style-name="Standard">- TensorFlow object detection integration</text:p>
      <text:p text:style-name="Standard"/>
      <text:p text:style-name="Standard">**Kompetencje:**</text:p>
      <text:p text:style-name="Standard">- Object Detection</text:p>
      <text:p text:style-name="Standard">- Grasp Planning</text:p>
      <text:p text:style-name="Standard">- MoveIt 2</text:p>
      <text:p text:style-name="Standard">- TF2 Transforms</text:p>
      <text:p text:style-name="Standard">- Real-time Processing</text:p>
      <text:p text:style-name="Standard"/>
      <text:p text:style-name="Standard">---</text:p>
      <text:p text:style-name="Standard"/>
      <text:p text:style-name="Standard">### 3. Automated Deburring/Grinding Simulation</text:p>
      <text:p text:style-name="Standard">**Trudność:** ⭐⭐⭐⭐ | **Trafność:** 🎯🎯🎯</text:p>
      <text:p text:style-name="Standard"/>
      <text:p text:style-name="Standard">**Technologie:**</text:p>
      <text:p text:style-name="Standard">- ROS 2</text:p>
      <text:p text:style-name="Standard">- Gazebo (z pluginem siły)</text:p>
      <text:p text:style-name="Standard">- MoveIt 2</text:p>
      <text:p text:style-name="Standard">- OpenCV</text:p>
      <text:p text:style-name="Standard"/>
      <text:p text:style-name="Standard">**Opis:**</text:p>
      <text:p text:style-name="Standard">Manipulator z narzędziem szlifierskim usuwa zadziorki z krawędzi odlewu. Sterowanie siłą kontaktu, skanowanie 3D powierzchni.</text:p>
      <text:p text:style-name="Standard"/>
      <text:p text:style-name="Standard">**Czego się nauczysz:**</text:p>
      <text:p text:style-name="Standard">- Force/torque control z PID</text:p>
      <text:p text:style-name="Standard">- Surface scanning z kamerą głębi</text:p>
      <text:p text:style-name="Standard">- Compliance control (admittance/impedance)</text:p>
      <text:p text:style-name="Standard">- Edge detection w chmurach punktów</text:p>
      <text:p text:style-name="Standard">- Trajectory generation na krzywych powierzchniach</text:p>
      <text:p text:style-name="Standard"/>
      <text:p text:style-name="Standard">**Kompetencje:**</text:p>
      <text:p text:style-name="Standard">- Force Control</text:p>
      <text:p text:style-name="Standard"><text:soft-page-break/>- 3D Scanning</text:p>
      <text:p text:style-name="Standard">- Compliance Control</text:p>
      <text:p text:style-name="Standard">- Surface Processing</text:p>
      <text:p text:style-name="Standard">- Advanced Planning</text:p>
      <text:p text:style-name="Standard"/>
      <text:p text:style-name="Standard">---</text:p>
      <text:p text:style-name="Standard"/>
      <text:p text:style-name="Standard">### 4. Vision-Guided Robotic Welding</text:p>
      <text:p text:style-name="Standard">**Trudność:** ⭐⭐⭐⭐ | **Trafność:** 🎯🎯🎯</text:p>
      <text:p text:style-name="Standard"/>
      <text:p text:style-name="Standard">**Technologie:**</text:p>
      <text:p text:style-name="Standard">- ROS 2</text:p>
      <text:p text:style-name="Standard">- Gazebo</text:p>
      <text:p text:style-name="Standard">- OpenCV (line detection)</text:p>
      <text:p text:style-name="Standard">- MoveIt 2</text:p>
      <text:p text:style-name="Standard"/>
      <text:p text:style-name="Standard">**Opis:**</text:p>
      <text:p text:style-name="Standard">Spawanie MIG/TIG z śledzeniem szwów. Wykrywanie krawędzi złączy, adaptacja ścieżki w real-time.</text:p>
      <text:p text:style-name="Standard"/>
      <text:p text:style-name="Standard">**Czego się nauczysz:**</text:p>
      <text:p text:style-name="Standard">- Seam tracking algorithms</text:p>
      <text:p text:style-name="Standard">- Real-time path re-planning</text:p>
      <text:p text:style-name="Standard">- Velocity/acceleration profiling dla spawania</text:p>
      <text:p text:style-name="Standard">- Sensor fusion (kamera + laser scanner)</text:p>
      <text:p text:style-name="Standard">- Process monitoring (temperatura, jakość szwu)</text:p>
      <text:p text:style-name="Standard"/>
      <text:p text:style-name="Standard">**Kompetencje:**</text:p>
      <text:p text:style-name="Standard">- Seam Tracking</text:p>
      <text:p text:style-name="Standard">- Real-time Replanning</text:p>
      <text:p text:style-name="Standard">- Vision Servoing</text:p>
      <text:p text:style-name="Standard">- Process Control</text:p>
      <text:p text:style-name="Standard">- Trajectory Optimization</text:p>
      <text:p text:style-name="Standard"/>
      <text:p text:style-name="Standard">---</text:p>
      <text:p text:style-name="Standard"/>
      <text:p text:style-name="Standard">### 7. Machine Tending: CNC Loading/Unloading</text:p>
      <text:p text:style-name="Standard">**Trudność:** ⭐⭐⭐ | **Trafność:** 🎯🎯🎯</text:p>
      <text:p text:style-name="Standard"/>
      <text:p text:style-name="Standard">**Technologie:**</text:p>
      <text:p text:style-name="Standard">- ROS 2</text:p>
      <text:p text:style-name="Standard">- Gazebo</text:p>
      <text:p text:style-name="Standard">- MoveIt 2</text:p>
      <text:p text:style-name="Standard">- OpenCV</text:p>
      <text:p text:style-name="Standard"/>
      <text:p text:style-name="Standard">**Opis:**</text:p>
      <text:p text:style-name="Standard">Manipulator obsługuje tokarką CNC: załadunek detalu, czekanie na obróbkę, rozładunek.</text:p>
      <text:p text:style-name="Standard"/>
      <text:p text:style-name="Standard">**Czego się nauczysz:**</text:p>
      <text:p text:style-name="Standard">- Industrial communication (Modbus, OPC UA)</text:p>
      <text:p text:style-name="Standard">- State machine design (SMACH w ROS 2)</text:p>
      <text:p text:style-name="Standard">- Fixture/jig grasping strategies</text:p>
      <text:p text:style-name="Standard"><text:soft-page-break/>- Safety zones i light curtain integration</text:p>
      <text:p text:style-name="Standard">- Part verification przed/po obróbce</text:p>
      <text:p text:style-name="Standard"/>
      <text:p text:style-name="Standard">**Kompetencje:**</text:p>
      <text:p text:style-name="Standard">- CNC Integration</text:p>
      <text:p text:style-name="Standard">- Industrial Protocols</text:p>
      <text:p text:style-name="Standard">- State Machines</text:p>
      <text:p text:style-name="Standard">- Safety Systems</text:p>
      <text:p text:style-name="Standard">- Production Automation<text:line-break/><text:line-break/>### 9. Robotic Assembly z Peg-in-Hole</text:p>
      <text:p text:style-name="Standard">**Trudność:** ⭐⭐⭐ | **Trafność:** 🎯🎯🎯</text:p>
      <text:p text:style-name="Standard"/>
      <text:p text:style-name="Standard">**Technologie:**</text:p>
      <text:p text:style-name="Standard">- ROS 2</text:p>
      <text:p text:style-name="Standard">- Gazebo (contact physics)</text:p>
      <text:p text:style-name="Standard">- MoveIt 2</text:p>
      <text:p text:style-name="Standard"/>
      <text:p text:style-name="Standard">**Opis:**</text:p>
      <text:p text:style-name="Standard">Precyzyjna montaż: wkładanie sworzni w otwory z luzem &lt;0.5mm. Compliance control, spiral search.</text:p>
      <text:p text:style-name="Standard"/>
      <text:p text:style-name="Standard">**Czego się nauczysz:**</text:p>
      <text:p text:style-name="Standard">- High-precision manipulation</text:p>
      <text:p text:style-name="Standard">- Force-guided insertion strategies</text:p>
      <text:p text:style-name="Standard">- Spiral/chamfer search algorithms</text:p>
      <text:p text:style-name="Standard">- Impedance control tuning</text:p>
      <text:p text:style-name="Standard">- Error recovery strategies</text:p>
      <text:p text:style-name="Standard"/>
      <text:p text:style-name="Standard">**Kompetencje:**</text:p>
      <text:p text:style-name="Standard">- Precision Assembly</text:p>
      <text:p text:style-name="Standard">- Force Control</text:p>
      <text:p text:style-name="Standard">- Search Algorithms</text:p>
      <text:p text:style-name="Standard">- Compliance Control</text:p>
      <text:p text:style-name="Standard">- Error Recovery</text:p>
      <text:p text:style-name="Standard"/>
      <text:p text:style-name="Standard">### 17. Laser Cutting Path Generation</text:p>
      <text:p text:style-name="Standard">**Trudność:** ⭐⭐⭐ | **Trafność:** 🎯🎯🎯</text:p>
      <text:p text:style-name="Standard"/>
      <text:p text:style-name="Standard">**Technologie:**</text:p>
      <text:p text:style-name="Standard">- ROS 2</text:p>
      <text:p text:style-name="Standard">- MoveIt 2</text:p>
      <text:p text:style-name="Standard">- OpenCV (contour detection)</text:p>
      <text:p text:style-name="Standard"/>
      <text:p text:style-name="Standard">**Opis:**</text:p>
      <text:p text:style-name="Standard">Cięcie laserowe 2.5D. Import DXF/SVG → generacja ścieżki → symulacja cięcia w Gazebo.</text:p>
      <text:p text:style-name="Standard"/>
      <text:p text:style-name="Standard">**Czego się nauczysz:**</text:p>
      <text:p text:style-name="Standard">- Contour following algorithms</text:p>
      <text:p text:style-name="Standard">- Lead-in/lead-out path generation</text:p>
      <text:p text:style-name="Standard">- Cutting parameter optimization (speed, power)</text:p>
      <text:p text:style-name="Standard">- Kerf compensation</text:p>
      <text:p text:style-name="Standard"><text:soft-page-break/>- Nesting i material utilization</text:p>
      <text:p text:style-name="Standard"/>
      <text:p text:style-name="Standard">**Kompetencje:**</text:p>
      <text:p text:style-name="Standard">- Path Generation</text:p>
      <text:p text:style-name="Standard">- Laser Processing</text:p>
      <text:p text:style-name="Standard">- CAD/CAM Integration</text:p>
      <text:p text:style-name="Standard">- Process Optimization</text:p>
      <text:p text:style-name="Standard">- Material Handling<text:line-break/><text:line-break/>### 19. Surface Finishing z Force Control</text:p>
      <text:p text:style-name="Standard">**Trudność:** ⭐⭐⭐⭐ | **Trafność:** 🎯🎯🎯</text:p>
      <text:p text:style-name="Standard"/>
      <text:p text:style-name="Standard">**Technologie:**</text:p>
      <text:p text:style-name="Standard">- ROS 2</text:p>
      <text:p text:style-name="Standard">- Gazebo (force plugin)</text:p>
      <text:p text:style-name="Standard">- MoveIt 2</text:p>
      <text:p text:style-name="Standard"/>
      <text:p text:style-name="Standard">**Opis:**</text:p>
      <text:p text:style-name="Standard">Polerowanie/szlifowanie powierzchni 3D z utrzymaniem stałej siły docisku 10N.</text:p>
      <text:p text:style-name="Standard"/>
      <text:p text:style-name="Standard">**Czego się nauczysz:**</text:p>
      <text:p text:style-name="Standard">- Hybrid position/force control</text:p>
      <text:p text:style-name="Standard">- Surface normal estimation</text:p>
      <text:p text:style-name="Standard">- Contact force regulation</text:p>
      <text:p text:style-name="Standard">- Tool compliance modeling</text:p>
      <text:p text:style-name="Standard">- Surface quality assessment</text:p>
      <text:p text:style-name="Standard"/>
      <text:p text:style-name="Standard">**Kompetencje:**</text:p>
      <text:p text:style-name="Standard">- Force Control</text:p>
      <text:p text:style-name="Standard">- Surface Processing</text:p>
      <text:p text:style-name="Standard">- Hybrid Control</text:p>
      <text:p text:style-name="Standard">- Quality Assessment</text:p>
      <text:p text:style-name="Standard">- Advanced Manipulation<text:line-break/><text:line-break/>### 25. Grasp Stability Prediction z ML</text:p>
      <text:p text:style-name="Standard">**Trudność:** ⭐⭐⭐ | **Trafność:** 🎯🎯</text:p>
      <text:p text:style-name="Standard"/>
      <text:p text:style-name="Standard">**Technologie:**</text:p>
      <text:p text:style-name="Standard">- TensorFlow</text:p>
      <text:p text:style-name="Standard">- ROS 2</text:p>
      <text:p text:style-name="Standard">- Gazebo</text:p>
      <text:p text:style-name="Standard"/>
      <text:p text:style-name="Standard">**Opis:**</text:p>
      <text:p text:style-name="Standard">Model ML przewiduje stabilność uchwytu na podstawie geometrii obiektu i punktów kontaktu.</text:p>
      <text:p text:style-name="Standard"/>
      <text:p text:style-name="Standard">**Czego się nauczysz:**</text:p>
      <text:p text:style-name="Standard">- Grasp synthesis algorithms</text:p>
      <text:p text:style-name="Standard">- Physics-based stability metrics</text:p>
      <text:p text:style-name="Standard">- Neural network dla regression</text:p>
      <text:p text:style-name="Standard">- Synthetic data generation</text:p>
      <text:p text:style-name="Standard">- Grasp database (GraspNet)</text:p>
      <text:p text:style-name="Standard"/>
      <text:p text:style-name="Standard"><text:soft-page-break/>**Kompetencje:**</text:p>
      <text:p text:style-name="Standard">- Grasp Planning</text:p>
      <text:p text:style-name="Standard">- ML Regression</text:p>
      <text:p text:style-name="Standard">- Stability Analysis</text:p>
      <text:p text:style-name="Standard">- Synthetic Data</text:p>
      <text:p text:style-name="Standard">- Database Management<text:line-break/><text:line-break/>### 26. Visual Servoing (IBVS/PBVS)</text:p>
      <text:p text:style-name="Standard">**Trudność:** ⭐⭐⭐ | **Trafność:** 🎯🎯</text:p>
      <text:p text:style-name="Standard"/>
      <text:p text:style-name="Standard">**Technologie:**</text:p>
      <text:p text:style-name="Standard">- ROS 2</text:p>
      <text:p text:style-name="Standard">- OpenCV</text:p>
      <text:p text:style-name="Standard">- MoveIt 2</text:p>
      <text:p text:style-name="Standard">- Gazebo</text:p>
      <text:p text:style-name="Standard"/>
      <text:p text:style-name="Standard">**Opis:**</text:p>
      <text:p text:style-name="Standard">Sterowanie manipulatorem w przestrzeni obrazu (IBVS) lub pozy (PBVS). Tracking obiektu w ruchu.</text:p>
      <text:p text:style-name="Standard"/>
      <text:p text:style-name="Standard">**Czego się nauczysz:**</text:p>
      <text:p text:style-name="Standard">- Image-based vs position-based servoing</text:p>
      <text:p text:style-name="Standard">- Jacobian image computation</text:p>
      <text:p text:style-name="Standard">- Visual feature tracking</text:p>
      <text:p text:style-name="Standard">- Stability analysis</text:p>
      <text:p text:style-name="Standard">- Hybrid visual servoing</text:p>
      <text:p text:style-name="Standard"/>
      <text:p text:style-name="Standard">**Kompetencje:**</text:p>
      <text:p text:style-name="Standard">- Visual Servoing</text:p>
      <text:p text:style-name="Standard">- Image Jacobian</text:p>
      <text:p text:style-name="Standard">- Feature Tracking</text:p>
      <text:p text:style-name="Standard">- Control Theory</text:p>
      <text:p text:style-name="Standard">- Real-time Vision<text:line-break/><text:line-break/><text:line-break/>### 27. Multi-Object Tracking and Sorting</text:p>
      <text:p text:style-name="Standard">**Trudność:** ⭐⭐⭐ | **Trafność:** 🎯🎯</text:p>
      <text:p text:style-name="Standard"/>
      <text:p text:style-name="Standard">**Technologie:**</text:p>
      <text:p text:style-name="Standard">- ROS 2</text:p>
      <text:p text:style-name="Standard">- TensorFlow (SORT/DeepSORT)</text:p>
      <text:p text:style-name="Standard">- OpenCV</text:p>
      <text:p text:style-name="Standard"/>
      <text:p text:style-name="Standard">**Opis:**</text:p>
      <text:p text:style-name="Standard">Śledzenie wielu obiektów na taśmie. Predykcja pozycji w momencie chwytania.</text:p>
      <text:p text:style-name="Standard"/>
      <text:p text:style-name="Standard">**Czego się nauczysz:**</text:p>
      <text:p text:style-name="Standard">- Multi-object tracking algorithms</text:p>
      <text:p text:style-name="Standard">- Kalman filtering</text:p>
      <text:p text:style-name="Standard">- Re-identification (ReID)</text:p>
      <text:p text:style-name="Standard">- Timing synchronization</text:p>
      <text:p text:style-name="Standard">- Conveyor belt coordination</text:p>
      <text:p text:style-name="Standard"><text:soft-page-break/></text:p>
      <text:p text:style-name="Standard">**Kompetencje:**</text:p>
      <text:p text:style-name="Standard">- Object Tracking</text:p>
      <text:p text:style-name="Standard">- Kalman Filtering</text:p>
      <text:p text:style-name="Standard">- Prediction</text:p>
      <text:p text:style-name="Standard">- Synchronization</text:p>
      <text:p text:style-name="Standard">- Conveyor Automation<text:line-break/><text:line-break/>## ⚙️ TIER C: Fundamenty systemów robotycznych</text:p>
      <text:p text:style-name="Standard"/>
      <text:p text:style-name="Standard">### 31. MoveIt 2 Cartesian Path Planner</text:p>
      <text:p text:style-name="Standard">**Trudność:** ⭐⭐ | **Trafność:** 🎯🎯🎯</text:p>
      <text:p text:style-name="Standard"/>
      <text:p text:style-name="Standard">**Technologie:**</text:p>
      <text:p text:style-name="Standard">- ROS 2</text:p>
      <text:p text:style-name="Standard">- MoveIt 2</text:p>
      <text:p text:style-name="Standard">- Gazebo</text:p>
      <text:p text:style-name="Standard"/>
      <text:p text:style-name="Standard">**Opis:**</text:p>
      <text:p text:style-name="Standard">Planowanie trajektorii kartezjańskich (linie proste, łuki). Interpolacja orientacji, velocity profiling.</text:p>
      <text:p text:style-name="Standard"/>
      <text:p text:style-name="Standard">**Czego się nauczysz:**</text:p>
      <text:p text:style-name="Standard">- Cartesian interpolation algorithms</text:p>
      <text:p text:style-name="Standard">- Inverse kinematics resolution</text:p>
      <text:p text:style-name="Standard">- Singularity avoidance</text:p>
      <text:p text:style-name="Standard">- Path constraints (orientation)</text:p>
      <text:p text:style-name="Standard">- Collision checking efficiency</text:p>
      <text:p text:style-name="Standard"/>
      <text:p text:style-name="Standard">**Kompetencje:**</text:p>
      <text:p text:style-name="Standard">- Cartesian Planning</text:p>
      <text:p text:style-name="Standard">- IK Solving</text:p>
      <text:p text:style-name="Standard">- Singularity Handling</text:p>
      <text:p text:style-name="Standard">- Path Constraints</text:p>
      <text:p text:style-name="Standard">- MoveIt 2 Core</text:p>
      <text:p text:style-name="Standard"/>
      <text:p text:style-name="Standard">---<text:line-break/><text:line-break/>### 34. Inverse Kinematics Solver Comparison</text:p>
      <text:p text:style-name="Standard">**Trudność:** ⭐⭐⭐ | **Trafność:** 🎯🎯</text:p>
      <text:p text:style-name="Standard"/>
      <text:p text:style-name="Standard">**Technologie:**</text:p>
      <text:p text:style-name="Standard">- MoveIt 2 (KDL, TRAC-IK, IKFast)</text:p>
      <text:p text:style-name="Standard">- ROS 2</text:p>
      <text:p text:style-name="Standard"/>
      <text:p text:style-name="Standard">**Opis:**</text:p>
      <text:p text:style-name="Standard">Benchmark różnych solverów IK. Metryki: czas, success rate, accuracy.</text:p>
      <text:p text:style-name="Standard"/>
      <text:p text:style-name="Standard">**Czego się nauczysz:**</text:p>
      <text:p text:style-name="Standard">- IK solver algorithms</text:p>
      <text:p text:style-name="Standard">- Analytical vs numerical IK</text:p>
      <text:p text:style-name="Standard">- Redundancy resolution</text:p>
      <text:p text:style-name="Standard">- Solution selection criteria</text:p>
      <text:p text:style-name="Standard"><text:soft-page-break/>- Performance profiling</text:p>
      <text:p text:style-name="Standard"/>
      <text:p text:style-name="Standard">**Kompetencje:**</text:p>
      <text:p text:style-name="Standard">- IK Algorithms</text:p>
      <text:p text:style-name="Standard">- Benchmarking</text:p>
      <text:p text:style-name="Standard">- Performance Analysis</text:p>
      <text:p text:style-name="Standard">- Solver Selection</text:p>
      <text:p text:style-name="Standard">- Optimization<text:line-break/><text:line-break/><text:line-break/>### 36. Collision Detection Optimization</text:p>
      <text:p text:style-name="Standard">**Trudność:** ⭐⭐⭐ | **Trafność:** 🎯🎯</text:p>
      <text:p text:style-name="Standard"/>
      <text:p text:style-name="Standard">**Technologie:**</text:p>
      <text:p text:style-name="Standard">- MoveIt 2 (FCL)</text:p>
      <text:p text:style-name="Standard">- Gazebo</text:p>
      <text:p text:style-name="Standard">- ROS 2</text:p>
      <text:p text:style-name="Standard"/>
      <text:p text:style-name="Standard">**Opis:**</text:p>
      <text:p text:style-name="Standard">Optymalizacja meshes (convex decomposition), tuning FCL parametrów. Pomiar wpływu na planning time.</text:p>
      <text:p text:style-name="Standard"/>
      <text:p text:style-name="Standard">**Czego się nauczysz:**</text:p>
      <text:p text:style-name="Standard">- Collision checking libraries (FCL, Bullet)</text:p>
      <text:p text:style-name="Standard">- Mesh simplification techniques</text:p>
      <text:p text:style-name="Standard">- Bounding volume hierarchies</text:p>
      <text:p text:style-name="Standard">- Approximate collision checking</text:p>
      <text:p text:style-name="Standard">- Allowed collision matrix (ACM)</text:p>
      <text:p text:style-name="Standard"/>
      <text:p text:style-name="Standard">**Kompetencje:**</text:p>
      <text:p text:style-name="Standard">- Collision Detection</text:p>
      <text:p text:style-name="Standard">- Mesh Optimization</text:p>
      <text:p text:style-name="Standard">- Performance Optimization</text:p>
      <text:p text:style-name="Standard">- FCL Library</text:p>
      <text:p text:style-name="Standard">- Computational Geometry<text:line-break/><text:line-break/>### 40. ROS 2 Action Server dla Manipulation Tasks</text:p>
      <text:p text:style-name="Standard">**Trudność:** ⭐⭐ | **Trafność:** 🎯🎯</text:p>
      <text:p text:style-name="Standard"/>
      <text:p text:style-name="Standard">**Technologie:**</text:p>
      <text:p text:style-name="Standard">- ROS 2 (rclpy/rclcpp)</text:p>
      <text:p text:style-name="Standard">- Action interfaces</text:p>
      <text:p text:style-name="Standard"/>
      <text:p text:style-name="Standard">**Opis:**</text:p>
      <text:p text:style-name="Standard">Implementacja action servera dla złożonych zadań (pick, place, inspect). Feedback, cancel handling.</text:p>
      <text:p text:style-name="Standard"/>
      <text:p text:style-name="Standard">**Czego się nauczysz:**</text:p>
      <text:p text:style-name="Standard">- ROS 2 Action architecture</text:p>
      <text:p text:style-name="Standard">- Goal/result/feedback messages</text:p>
      <text:p text:style-name="Standard">- Asynchronous execution patterns</text:p>
      <text:p text:style-name="Standard">- Preemption handling</text:p>
      <text:p text:style-name="Standard">- State machine integration</text:p>
      <text:p text:style-name="Standard"><text:soft-page-break/></text:p>
      <text:p text:style-name="Standard">**Kompetencje:**</text:p>
      <text:p text:style-name="Standard">- ROS 2 Actions</text:p>
      <text:p text:style-name="Standard">- Asynchronous Programming</text:p>
      <text:p text:style-name="Standard">- Message Design</text:p>
      <text:p text:style-name="Standard">- State Management</text:p>
      <text:p text:style-name="Standard">- Task Execu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4:57:32.032045834</meta:creation-date>
    <dc:date>2026-03-09T15:22:16.539890646</dc:date>
    <meta:editing-duration>PT3M9S</meta:editing-duration>
    <meta:editing-cycles>1</meta:editing-cycles>
    <meta:document-statistic meta:table-count="0" meta:image-count="0" meta:object-count="0" meta:page-count="8" meta:paragraph-count="280" meta:word-count="1067" meta:character-count="7412" meta:non-whitespace-character-count="6614"/>
    <meta:generator>LibreOffice/24.2.7.2$Linux_X86_64 LibreOffice_project/420$Build-2</meta:generator>
  </office:meta>
</office:document-meta>
</file>